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style:min-row-height="17.78cm"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fo:break-before="page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fo:break-before="page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fo:break-before="page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pb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2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3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4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5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6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7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9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0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header-rows>
          <table:table-row table:style-name="Table89.1">
            <table:table-cell table:style-name="Table89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89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2" loext:marker-style-name="T1"/>
            <text:p text:style-name="P11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